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dbcc6" officeooo:paragraph-rsid="001dbcc6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1.create project with name FirstApp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291cm" fo:margin-bottom="2cm" fo:margin-left="0.37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2:41:17.005454510</meta:creation-date>
    <dc:date>2017-06-13T12:44:33.393052376</dc:date>
    <meta:editing-duration>PT57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1" meta:word-count="5" meta:character-count="36" meta:non-whitespace-character-count="32"/>
  </office:meta>
</office:document-meta>
</file>